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2.2014in" fo:margin-left="0.3479in" table:align="left" fo:keep-with-next="always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216in"/>
    </style:style>
    <style:style style:name="Table3.C" style:family="table-column">
      <style:table-column-properties style:column-width="0.8847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Ubuntu1"/>
    </style:style>
    <style:style style:name="P2" style:family="paragraph" style:parent-style-name="Table_20_Contents">
      <style:paragraph-properties fo:text-align="start" style:justify-single-word="false"/>
      <style:text-properties style:font-name-complex="Lohit Hindi1"/>
    </style:style>
    <style:style style:name="P3" style:family="paragraph" style:parent-style-name="Table_20_Contents">
      <style:paragraph-properties fo:text-align="start" style:justify-single-word="false"/>
      <style:text-properties officeooo:rsid="0001f97c" officeooo:paragraph-rsid="0001f97c" style:font-name-complex="Lohit Hindi1"/>
    </style:style>
    <style:style style:name="P4" style:family="paragraph" style:parent-style-name="Table_20_Contents">
      <style:paragraph-properties fo:text-align="end" style:justify-single-word="false"/>
      <style:text-properties officeooo:rsid="0001f97c" officeooo:paragraph-rsid="0001f97c" style:font-name-complex="Lohit Hindi1"/>
    </style:style>
    <style:style style:name="P5" style:family="paragraph" style:parent-style-name="Table_20_Contents">
      <style:paragraph-properties fo:text-align="start" style:justify-single-word="false"/>
      <style:text-properties officeooo:rsid="0002401a" officeooo:paragraph-rsid="0002401a" style:font-name-complex="Lohit Hindi1"/>
    </style:style>
    <style:style style:name="P6" style:family="paragraph" style:parent-style-name="Table_20_Contents">
      <style:paragraph-properties fo:text-align="start" style:justify-single-word="false"/>
      <style:text-properties officeooo:rsid="000af954" officeooo:paragraph-rsid="000af954" style:font-name-complex="Lohit Hindi1"/>
    </style:style>
    <style:style style:name="P7" style:family="paragraph" style:parent-style-name="Table_20_Contents">
      <style:paragraph-properties fo:text-align="end" style:justify-single-word="false"/>
      <style:text-properties officeooo:rsid="000af954" officeooo:paragraph-rsid="000bd1f2" style:font-name-complex="Lohit Hindi1"/>
    </style:style>
    <style:style style:name="P8" style:family="paragraph" style:parent-style-name="Table_20_Contents">
      <style:paragraph-properties fo:text-align="end" style:justify-single-word="false"/>
      <style:text-properties officeooo:rsid="000bd1f2" officeooo:paragraph-rsid="000bd1f2" style:font-name-complex="Lohit Hindi1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1f97c" officeooo:paragraph-rsid="0001f97c" style:font-name-complex="Lohit Hindi1"/>
    </style:style>
    <style:style style:name="P10" style:family="paragraph" style:parent-style-name="Table_20_Contents">
      <style:paragraph-properties fo:text-align="center" style:justify-single-word="false"/>
      <style:text-properties style:text-underline-style="none" officeooo:rsid="0001f97c" officeooo:paragraph-rsid="0001f97c" style:font-name-complex="Lohit Hindi1"/>
    </style:style>
    <style:style style:name="P11" style:family="paragraph" style:parent-style-name="Table_20_Contents">
      <style:paragraph-properties fo:text-align="start" style:justify-single-word="false"/>
      <style:text-properties style:text-underline-style="none" officeooo:rsid="0001f97c" officeooo:paragraph-rsid="0001f97c" style:font-name-complex="Lohit Hindi1"/>
    </style:style>
    <style:style style:name="P12" style:family="paragraph" style:parent-style-name="Table_20_Contents">
      <style:paragraph-properties fo:text-align="end" style:justify-single-word="false"/>
      <style:text-properties style:text-underline-style="none" officeooo:rsid="0001f97c" officeooo:paragraph-rsid="0001f97c" style:font-name-complex="Lohit Hindi1"/>
    </style:style>
    <style:style style:name="P13" style:family="paragraph" style:parent-style-name="Table_20_Contents">
      <style:paragraph-properties fo:text-align="start" style:justify-single-word="false"/>
      <style:text-properties fo:font-style="normal" style:text-underline-style="none" officeooo:rsid="0001f97c" officeooo:paragraph-rsid="0001f97c" style:font-style-asian="normal" style:font-name-complex="Lohit Hindi1" style:font-style-complex="normal"/>
    </style:style>
    <style:style style:name="P14" style:family="paragraph" style:parent-style-name="Text_20_body">
      <style:paragraph-properties fo:text-align="end" style:justify-single-word="false">
        <style:tab-stops>
          <style:tab-stop style:position="0.4028in"/>
        </style:tab-stops>
      </style:paragraph-properties>
      <style:text-properties style:font-name="Ubuntu1" officeooo:rsid="000019f8" officeooo:paragraph-rsid="000019f8"/>
    </style:style>
    <style:style style:name="P15" style:family="paragraph" style:parent-style-name="Text_20_body">
      <style:text-properties fo:font-size="15pt" fo:font-weight="bold" officeooo:rsid="0002401a" officeooo:paragraph-rsid="0001f97c" style:font-size-asian="15pt" style:font-weight-asian="bold" style:font-size-complex="15pt" style:font-weight-complex="bold"/>
    </style:style>
    <style:style style:name="P16" style:family="paragraph" style:parent-style-name="Text_20_body">
      <style:text-properties officeooo:rsid="000019f8" officeooo:paragraph-rsid="000019f8"/>
    </style:style>
    <style:style style:name="P17" style:family="paragraph" style:parent-style-name="Text_20_body">
      <style:text-properties officeooo:rsid="000019f8" officeooo:paragraph-rsid="000af954"/>
    </style:style>
    <style:style style:name="P18" style:family="paragraph" style:parent-style-name="Text_20_body">
      <style:text-properties officeooo:rsid="0001f97c" officeooo:paragraph-rsid="0001f97c"/>
    </style:style>
    <style:style style:name="P19" style:family="paragraph" style:parent-style-name="Table_20_Contents">
      <style:paragraph-properties fo:margin-left="0in" fo:margin-right="-0.0071in" fo:text-align="center" style:justify-single-word="false" fo:text-indent="0in" style:auto-text-indent="false"/>
      <style:text-properties fo:font-size="12pt" style:font-size-asian="12pt" style:font-name-complex="Lohit Hindi1" style:font-size-complex="12pt"/>
    </style:style>
    <style:style style:name="P20" style:family="paragraph" style:parent-style-name="Table_20_Contents">
      <style:paragraph-properties fo:margin-left="-0.0693in" fo:margin-right="-0.0071in" fo:text-align="center" style:justify-single-word="false" fo:text-indent="0.1339in" style:auto-text-indent="false"/>
      <style:text-properties fo:font-size="20pt" officeooo:rsid="0001f97c" officeooo:paragraph-rsid="0001f97c" style:font-size-asian="20pt" style:font-name-complex="Lohit Hindi1" style:font-size-complex="20pt"/>
    </style:style>
    <style:style style:name="P21" style:family="paragraph" style:parent-style-name="Text_20_body" style:list-style-name="L1">
      <style:text-properties fo:font-weight="normal" officeooo:rsid="0001f97c" officeooo:paragraph-rsid="0001f97c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01f97c" officeooo:paragraph-rsid="000af954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002401a" officeooo:paragraph-rsid="0002401a" style:font-weight-asian="normal" style:font-weight-complex="normal"/>
    </style:style>
    <style:style style:name="P24" style:family="paragraph" style:parent-style-name="Text_20_body" style:list-style-name="L1">
      <style:paragraph-properties fo:margin-left="0.0102in" fo:margin-right="0in" fo:text-indent="0.0209in" style:auto-text-indent="false">
        <style:tab-stops/>
      </style:paragraph-properties>
      <style:text-properties fo:font-weight="normal" style:font-weight-asian="normal" style:font-weight-complex="normal"/>
    </style:style>
    <style:style style:name="P25" style:family="paragraph" style:parent-style-name="Heading_20_1">
      <style:paragraph-properties fo:margin-left="0.1252in" fo:margin-right="0in" fo:margin-top="0in" fo:margin-bottom="0in" style:contextual-spacing="false" fo:text-align="end" style:justify-single-word="false" fo:text-indent="-0.3118in" style:auto-text-indent="false" fo:keep-with-next="always"/>
      <style:text-properties style:font-name="Ubuntu1" officeooo:rsid="000019f8" officeooo:paragraph-rsid="000019f8"/>
    </style:style>
    <style:style style:name="T1" style:family="text">
      <style:text-properties officeooo:rsid="000af954"/>
    </style:style>
    <style:style style:name="T2" style:family="text">
      <style:text-properties officeooo:rsid="00064b06"/>
    </style:style>
    <style:style style:name="T3" style:family="text">
      <style:text-properties officeooo:rsid="0002401a"/>
    </style:style>
    <style:style style:name="T4" style:family="text">
      <style:text-properties officeooo:rsid="000019f8"/>
    </style:style>
    <style:style style:name="T5" style:family="text">
      <style:text-properties officeooo:rsid="0001f97c"/>
    </style:style>
    <style:style style:name="T6" style:family="text">
      <style:text-properties officeooo:rsid="00039115"/>
    </style:style>
    <style:style style:name="T7" style:family="text">
      <style:text-properties officeooo:rsid="0003bc6e"/>
    </style:style>
    <style:style style:name="T8" style:family="text">
      <style:text-properties officeooo:rsid="0004c286"/>
    </style:style>
    <style:style style:name="T9" style:family="text">
      <style:text-properties officeooo:rsid="000af954" style:font-name-complex="Lohit Hindi1"/>
    </style:style>
    <style:style style:name="T10" style:family="text">
      <style:text-properties officeooo:rsid="000cdd81"/>
    </style:style>
    <style:style style:name="T11" style:family="text">
      <style:text-properties officeooo:rsid="000e704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Ove<text:span text:style-name="T4">rview</text:span></text:h>
      <text:p text:style-name="P17"><draw:frame draw:style-name="fr1" draw:name="Frame1" text:anchor-type="paragraph" svg:x="4.2075in" svg:y="1.0693in" svg:width="2.9209in" draw:z-index="0"><draw:text-box fo:min-height="0.0161in"><text:p text:style-name="Frame_20_contents"/><table:table table:name="Table3" table:style-name="Table3"><table:table-column table:style-name="Table3.A"/><table:table-column table:style-name="Table3.B"/><table:table-column table:style-name="Table3.C"/><table:table-row><table:table-cell table:style-name="Table3.A1" table:number-columns-spanned="3" office:value-type="string"><text:p text:style-name="P20">Overview</text:p><text:p text:style-name="P19"/></table:table-cell><table:covered-table-cell/><table:covered-table-cell/></table:table-row><table:table-row><table:table-cell table:style-name="Table3.A2" table:number-columns-spanned="3" office:value-type="string"><text:p text:style-name="P9">Primary</text:p></table:table-cell><table:covered-table-cell/><table:covered-table-cell/></table:table-row><table:table-row><table:table-cell table:style-name="Table3.A3" table:number-columns-spanned="2" office:value-type="string"><text:p text:style-name="P3">Chipset</text:p></table:table-cell><table:covered-table-cell/><table:table-cell table:style-name="Table3.A2" office:value-type="string"><text:p text:style-name="P4">FT231</text:p></table:table-cell></table:table-row><table:table-row><table:table-cell table:style-name="Table3.A3" table:number-columns-spanned="2" office:value-type="string"><text:p text:style-name="P3">USB Connector</text:p></table:table-cell><table:covered-table-cell/><table:table-cell table:style-name="Table3.A2" office:value-type="string"><text:p text:style-name="P4"><text:span text:style-name="T1">Mini</text:span> USB</text:p></table:table-cell></table:table-row><table:table-row><table:table-cell table:style-name="Table3.A3" table:number-columns-spanned="2" office:value-type="string"><text:p text:style-name="P3">Protection</text:p></table:table-cell><table:covered-table-cell/><table:table-cell table:style-name="Table3.A2" office:value-type="string"><text:p text:style-name="P4">ESD 15kV HBM</text:p></table:table-cell></table:table-row><table:table-row><table:table-cell table:style-name="Table3.A3" table:number-columns-spanned="2" office:value-type="string"><text:p text:style-name="P5">RX <text:span text:style-name="T2">LED</text:span></text:p></table:table-cell><table:covered-table-cell/><table:table-cell table:style-name="Table3.A2" office:value-type="string"><text:p text:style-name="P7">yellow</text:p></table:table-cell></table:table-row><table:table-row><table:table-cell table:style-name="Table3.A3" table:number-columns-spanned="2" office:value-type="string"><text:p text:style-name="P5">TX <text:span text:style-name="T2">LED</text:span></text:p></table:table-cell><table:covered-table-cell/><table:table-cell table:style-name="Table3.A2" office:value-type="string"><text:p text:style-name="P8">red</text:p></table:table-cell></table:table-row><table:table-row><table:table-cell table:style-name="Table3.A3" table:number-columns-spanned="2" office:value-type="string"><text:p text:style-name="P3"><text:span text:style-name="T11">Min </text:span>Baud Rate</text:p></table:table-cell><table:covered-table-cell/><table:table-cell table:style-name="Table3.A2" office:value-type="string"><text:p text:style-name="P4"><text:span text:style-name="T11">&gt;=921600 </text:span>Baud</text:p></table:table-cell></table:table-row><table:table-row><table:table-cell table:style-name="Table3.A2" table:number-columns-spanned="3" office:value-type="string"><text:p text:style-name="P9">Isolation</text:p></table:table-cell><table:covered-table-cell/><table:covered-table-cell/></table:table-row><table:table-row><table:table-cell table:style-name="Table3.A3" office:value-type="string"><text:p text:style-name="P11">Diff. Voltage</text:p></table:table-cell><table:table-cell table:style-name="Table3.A2" table:number-columns-spanned="2" office:value-type="string"><text:p text:style-name="P12">2.5kV</text:p></table:table-cell><table:covered-table-cell/></table:table-row><table:table-row><table:table-cell table:style-name="Table3.A3" office:value-type="string"><text:p text:style-name="P11">CM<text:span text:style-name="T8">TI</text:span></text:p></table:table-cell><table:table-cell table:style-name="Table3.A2" table:number-columns-spanned="2" office:value-type="string"><text:p text:style-name="P12">35kV/µsec</text:p></table:table-cell><table:covered-table-cell/></table:table-row><table:table-row><table:table-cell table:style-name="Table3.A3" office:value-type="string"><text:p text:style-name="P13">Pri-Sec Clearance</text:p></table:table-cell><table:table-cell table:style-name="Table3.A2" table:number-columns-spanned="2" office:value-type="string"><text:p text:style-name="P10">&gt;3.5mm</text:p></table:table-cell><table:covered-table-cell/></table:table-row><table:table-row><table:table-cell table:style-name="Table3.A2" table:number-columns-spanned="3" office:value-type="string"><text:p text:style-name="P9">Secondary</text:p></table:table-cell><table:covered-table-cell/><table:covered-table-cell/></table:table-row><table:table-row><table:table-cell table:style-name="Table3.A3" table:number-columns-spanned="2" office:value-type="string"><text:p text:style-name="P3">Suppy Voltage</text:p></table:table-cell><table:covered-table-cell/><table:table-cell table:style-name="Table3.A2" office:value-type="string"><text:p text:style-name="P3">1.8V-5.5V</text:p></table:table-cell></table:table-row><table:table-row><table:table-cell table:style-name="Table3.A3" table:number-columns-spanned="2" office:value-type="string"><text:p text:style-name="P2"><text:span text:style-name="T5">Supply current</text:span> </text:p></table:table-cell><table:covered-table-cell/><table:table-cell table:style-name="Table3.A2" office:value-type="string"><text:p text:style-name="P3">&lt;20mA @ 1.8V</text:p><text:p text:style-name="P3">&lt;10mA @ 3.3V</text:p><text:p text:style-name="P6">&lt;5mA @ 5V</text:p></table:table-cell></table:table-row><table:table-row><table:table-cell table:style-name="Table3.A3" table:number-columns-spanned="2" office:value-type="string"><text:p text:style-name="P3">Protection</text:p></table:table-cell><table:covered-table-cell/><table:table-cell table:style-name="Table3.A2" office:value-type="string"><text:p text:style-name="P3">ESD 15kV HBM</text:p></table:table-cell></table:table-row><table:table-row><table:table-cell table:style-name="Table3.A3" table:number-columns-spanned="2" office:value-type="string"><text:p text:style-name="P5">Power <text:span text:style-name="T7">g</text:span>ood <text:span text:style-name="T2">LED</text:span></text:p></table:table-cell><table:covered-table-cell/><table:table-cell table:style-name="Table3.A2" office:value-type="string"><text:p text:style-name="P5">True Green</text:p></table:table-cell></table:table-row></table:table><text:p text:style-name="Standard"/></draw:text-box></draw:frame>The <text:span text:style-name="T1">USB Serial</text:span> ISO is an isolating<text:span text:style-name="T1"> UART</text:span> multi-voltage USB Bridge <text:span text:style-name="T3">supporting up to </text:span><text:span text:style-name="T9">921600 </text:span><text:span text:style-name="T3">baud.</text:span> It can withstand voltages differences of up to 2.5kV RMS (60s) and has a common mode transient immunity of <text:span text:style-name="T1">minimum</text:span> 35kV/µsec. Therefore it's ideal suited for harsh environments, like power electronics where sensible <text:span text:style-name="T3">computer</text:span> <text:span text:style-name="T3">equipment</text:span> needs to be protected. <text:s/>All inputs (primary and secondary side) are protected against ESD <text:span text:style-name="T5">and withstand 15kV discharges on the human body model.</text:span></text:p>
      <text:p text:style-name="P16">The secondary side <text:span text:style-name="T1">uart</text:span> input <text:span text:style-name="T3">and supply</text:span> voltages range from 1.8V to 5.5V. <text:span text:style-name="T1">Logic Level and supply voltages need to be matched. </text:span>The secondary side current consumption <text:span text:style-name="T1">is low. A true-green LED shows presence of supply power. Only RX and TX signals are isolated. All other RS232 signals are not available.</text:span></text:p>
      <text:p text:style-name="P16">The primary-side USB chipset consist of FTDI FT231. A <text:span text:style-name="T10">mini</text:span>-usb connector is used to connect the IC. Red and yellow LEDs indicate ongoing receive and transmission actions. </text:p>
      <text:p text:style-name="P18">The product is available in a small, rouged 3D printed case, <text:span text:style-name="T3">measuring</text:span> <text:span text:style-name="T3">48mm x 28mm. The case cannot be compared with a molded case.</text:span></text:p>
      <text:p text:style-name="P15">Benefits</text:p>
      <text:list xml:id="list1553400371474005248" text:style-name="L1">
        <text:list-item>
          <text:p text:style-name="P21">A versatile RS232 converter, without the requirement to care of supply voltages</text:p>
        </text:list-item>
        <text:list-item>
          <text:p text:style-name="P21">Avoiding ground loops helps for ensure a reliable communication </text:p>
        </text:list-item>
        <text:list-item>
          <text:p text:style-name="P22">High datarates allow fast communication <text:span text:style-name="T3">of up to </text:span><text:span text:style-name="T9">921600 baud</text:span>. <text:span text:style-name="T1">Eventually higher communication speed might be possible.</text:span> Common devices have limit of 56k Baud.</text:p>
        </text:list-item>
        <text:list-item>
          <text:p text:style-name="P23">ESD protect<text:span text:style-name="T6">ed</text:span> (15kV Human Body Model)</text:p>
        </text:list-item>
        <text:list-item>
          <text:p text:style-name="P23">Stable <text:span text:style-name="T6">enclosure</text:span> allows on the field usage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035in" style:contextual-spacing="false" style:line-spacing="0in" fo:text-align="justify" style:justify-single-word="false" style:page-number="auto" fo:background-color="transparent" style:shadow="none">
        <style:tab-stops/>
        <style:drop-cap/>
        <style:background-image/>
      </style:paragraph-properties>
      <style:text-properties style:font-name="Droid Sans" fo:font-family="'Droid Sans'" style:font-style-name="Regular" style:font-family-generic="swiss" style:font-pitch="variable" fo:font-weight="normal" style:font-size-asian="10.5pt" style:font-weight-asian="normal"/>
    </style:style>
    <style:style style:name="List" style:family="paragraph" style:parent-style-name="Text_20_body" style:class="list" style:master-page-name="">
      <style:paragraph-properties fo:margin-top="0in" fo:margin-bottom="0in" style:contextual-spacing="false" style:page-number="auto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roid Sans" fo:font-family="'Droid Sans'" style:font-style-name="Regular" style:font-family-generic="swiss" style:font-pitch="variable" style:font-size-asian="10.5pt" style:font-weight-asian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Ubuntu" fo:font-family="Ubuntu" style:font-style-name="Bold" style:font-pitch="variable" fo:font-size="16.1000003814697pt" fo:font-style="normal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Ubuntu" fo:font-family="Ubuntu" style:font-style-name="Bold" style:font-pitch="variable" fo:font-size="15pt" fo:font-weight="bold" style:font-size-asian="14pt" style:font-weight-asian="normal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5792in" style:rel-column-width="15462*"/>
    </style:style>
    <style:style style:name="Table2.B" style:family="table-column">
      <style:table-column-properties style:column-width="5.1139in" style:rel-column-width="50073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text-properties style:font-name="Ubuntu1"/>
    </style:style>
    <style:style style:name="MP2" style:family="paragraph" style:parent-style-name="Heading_20_1">
      <style:paragraph-properties fo:margin-left="0.1252in" fo:margin-right="0in" fo:margin-top="0in" fo:margin-bottom="0in" style:contextual-spacing="false" fo:text-align="end" style:justify-single-word="false" fo:text-indent="-0.3118in" style:auto-text-indent="false" fo:keep-with-next="always"/>
      <style:text-properties style:font-name="Ubuntu1" officeooo:rsid="000019f8" officeooo:paragraph-rsid="000019f8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4028in"/>
        </style:tab-stops>
      </style:paragraph-properties>
      <style:text-properties style:font-name="Ubuntu1" officeooo:rsid="000019f8" officeooo:paragraph-rsid="000019f8"/>
    </style:style>
    <style:style style:name="MT1" style:family="text">
      <style:text-properties officeooo:rsid="000af954"/>
    </style:style>
    <style:style style:name="MT2" style:family="text">
      <style:text-properties officeooo:rsid="00064b06"/>
    </style:style>
    <style:style style:name="MT3" style:family="text">
      <style:text-properties officeooo:rsid="0002401a"/>
    </style:style>
    <style:page-layout style:name="Mpm1">
      <style:page-layout-properties fo:page-width="8.2681in" fo:page-height="11.6929in" style:num-format="1" style:print-orientation="portrait" fo:margin-top="0.7874in" fo:margin-bottom="0.595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2181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/>
            </table:table-cell>
            <table:table-cell table:style-name="Table2.A1" office:value-type="string">
              <text:h text:style-name="MP2" text:outline-level="1"><text:span text:style-name="MT1">USB Serial</text:span> ISO - <text:span text:style-name="MT2">Preliminary</text:span> <text:span text:style-name="MT2">Datasheet</text:span></text:h>
              <text:p text:style-name="MP3">Seria<text:span text:style-name="MT1">l</text:span> <text:span text:style-name="MT3">RX/TX</text:span> <text:span text:style-name="MT3">1.8V-5.5V</text:span> isolating USB Bridge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1:13:20</meta:creation-date>
    <dc:date>2016-01-09T19:58:46.172126840</dc:date>
    <meta:editing-duration>PT3H5M22S</meta:editing-duration>
    <meta:editing-cycles>39</meta:editing-cycles>
    <meta:generator>LibreOffice/4.2.8.2$Linux_X86_64 LibreOffice_project/420m0$Build-2</meta:generator>
    <meta:document-statistic meta:table-count="2" meta:image-count="0" meta:object-count="0" meta:page-count="1" meta:paragraph-count="46" meta:word-count="310" meta:character-count="1865" meta:non-whitespace-character-count="1602"/>
  </office:meta>
</office:document-meta>
</file>